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C000000D5206BA5FE.png" manifest:media-type="image/png"/>
  <manifest:file-entry manifest:full-path="Pictures/100000010000028F0000007586ACCE24.png" manifest:media-type="image/png"/>
  <manifest:file-entry manifest:full-path="Pictures/100000010000032B000001BF2E7D4C6D.png" manifest:media-type="image/png"/>
  <manifest:file-entry manifest:full-path="Pictures/10000001000003290000009C56457BEA.png" manifest:media-type="image/png"/>
  <manifest:file-entry manifest:full-path="Pictures/100000010000032C0000010226714589.png" manifest:media-type="image/png"/>
  <manifest:file-entry manifest:full-path="Pictures/10000001000002B80000006EACB5EB5E.png" manifest:media-type="image/png"/>
  <manifest:file-entry manifest:full-path="Pictures/10000001000003280000013E28FB23C9.png" manifest:media-type="image/png"/>
  <manifest:file-entry manifest:full-path="Pictures/100000010000028D0000005B94A094FD.png" manifest:media-type="image/png"/>
  <manifest:file-entry manifest:full-path="Pictures/10000001000001AD0000027D0CD8E040.png" manifest:media-type="image/png"/>
  <manifest:file-entry manifest:full-path="Pictures/10000001000002B8000000D6FBEAF528.png" manifest:media-type="image/png"/>
  <manifest:file-entry manifest:full-path="Pictures/100000010000032F00000157635F53FB.png" manifest:media-type="image/png"/>
  <manifest:file-entry manifest:full-path="Pictures/100000010000032F000001A8E331280E.png" manifest:media-type="image/png"/>
  <manifest:file-entry manifest:full-path="Pictures/100000010000027B0000005B210E3678.png" manifest:media-type="image/png"/>
  <manifest:file-entry manifest:full-path="Pictures/100000010000032E000000A79D71B83C.png" manifest:media-type="image/png"/>
  <manifest:file-entry manifest:full-path="Pictures/100000010000032D0000012D32EE971C.png" manifest:media-type="image/png"/>
  <manifest:file-entry manifest:full-path="Pictures/100000010000032F000000D653636966.png" manifest:media-type="image/png"/>
  <manifest:file-entry manifest:full-path="Pictures/1000000100000330000001EADF5F3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F" fo:font-size="14pt" officeooo:rsid="00085c6c" officeooo:paragraph-rsid="00085c6c" style:font-size-asian="12.25pt" style:font-size-complex="14pt"/>
    </style:style>
    <style:style style:name="P2" style:family="paragraph" style:parent-style-name="Standard">
      <style:text-properties style:font-name="F" fo:font-size="14pt" officeooo:rsid="00085c6c" officeooo:paragraph-rsid="00098ef5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3503 Ryasov 19</text:p>
      <text:p text:style-name="P2"><draw:frame draw:style-name="fr6" draw:name="Изображение4" text:anchor-type="as-char" svg:width="17.59cm" svg:height="5.408cm" draw:z-index="3"><draw:image xlink:href="Pictures/10000001000002B8000000D6FBEAF528.png" xlink:type="simple" xlink:show="embed" xlink:actuate="onLoad" draw:mime-type="image/png"/></draw:frame></text:p>
      <text:p text:style-name="P2"/>
      <text:p text:style-name="P2"><draw:frame draw:style-name="fr6" draw:name="Изображение1" text:anchor-type="as-char" svg:width="17.251cm" svg:height="5.636cm" draw:z-index="0"><draw:image xlink:href="Pictures/100000010000028C000000D5206BA5FE.png" xlink:type="simple" xlink:show="embed" xlink:actuate="onLoad" draw:mime-type="image/png"/></draw:frame></text:p>
      <text:p text:style-name="P2"/>
      <text:p text:style-name="P2"><draw:frame draw:style-name="fr6" draw:name="Изображение2" text:anchor-type="as-char" svg:width="17.33cm" svg:height="3.096cm" draw:z-index="1"><draw:image xlink:href="Pictures/100000010000028F0000007586ACCE24.png" xlink:type="simple" xlink:show="embed" xlink:actuate="onLoad" draw:mime-type="image/png"/></draw:frame></text:p>
      <text:p text:style-name="P2"/>
      <text:p text:style-name="P2"><draw:frame draw:style-name="fr4" draw:name="Изображение5 Копия 1 Копия 1" text:anchor-type="as-char" svg:y="-4.743cm" svg:width="17.355cm" svg:height="2.78cm" draw:z-index="5"><draw:image xlink:href="Pictures/10000001000002B80000006EACB5EB5E.png" xlink:type="simple" xlink:show="embed" xlink:actuate="onLoad" draw:mime-type="image/png"/></draw:frame></text:p>
      <text:p text:style-name="P1"/>
      <text:p text:style-name="P2"><text:soft-page-break/><draw:frame draw:style-name="fr6" draw:name="Изображение3" text:anchor-type="as-char" svg:width="17.277cm" svg:height="2.408cm" draw:z-index="2"><draw:image xlink:href="Pictures/100000010000028D0000005B94A094FD.png" xlink:type="simple" xlink:show="embed" xlink:actuate="onLoad" draw:mime-type="image/png"/></draw:frame></text:p>
      <text:p text:style-name="P2"/>
      <text:p text:style-name="P2"><text:soft-page-break/><draw:frame draw:style-name="fr4" draw:name="Изображение6 Копия 1" text:anchor-type="as-char" svg:y="-21.544cm" svg:width="9.204cm" svg:height="13.667cm" draw:z-index="6"><draw:image xlink:href="Pictures/10000001000001AD0000027D0CD8E040.png" xlink:type="simple" xlink:show="embed" xlink:actuate="onLoad" draw:mime-type="image/png"/></draw:frame></text:p>
      <text:p text:style-name="P2"/>
      <text:p text:style-name="P1"><text:soft-page-break/><draw:frame draw:style-name="fr5" draw:name="Изображение7" text:anchor-type="as-char" svg:y="-20.336cm" svg:width="17.59cm" svg:height="6.922cm" draw:z-index="4"><draw:image xlink:href="Pictures/10000001000003280000013E28FB23C9.png" xlink:type="simple" xlink:show="embed" xlink:actuate="onLoad" draw:mime-type="image/png"/></draw:frame></text:p>
      <text:p text:style-name="P1"><draw:frame draw:style-name="fr2" draw:name="Изображение8" text:anchor-type="as-char" svg:width="17.59cm" svg:height="3.39cm" draw:z-index="7"><draw:image xlink:href="Pictures/10000001000003290000009C56457BEA.png" xlink:type="simple" xlink:show="embed" xlink:actuate="onLoad" draw:mime-type="image/png"/></draw:frame></text:p>
      <text:p text:style-name="P1"><text:soft-page-break/><draw:frame draw:style-name="fr2" draw:name="Изображение9" text:anchor-type="as-char" svg:width="17.59cm" svg:height="5.588cm" draw:z-index="8"><draw:image xlink:href="Pictures/100000010000032C0000010226714589.png" xlink:type="simple" xlink:show="embed" xlink:actuate="onLoad" draw:mime-type="image/png"/></draw:frame></text:p>
      <text:p text:style-name="P1"/>
      <text:p text:style-name="P1"><draw:frame draw:style-name="fr2" draw:name="Изображение10" text:anchor-type="as-char" svg:width="17.59cm" svg:height="7.401cm" draw:z-index="9"><draw:image xlink:href="Pictures/100000010000032F00000157635F53FB.png" xlink:type="simple" xlink:show="embed" xlink:actuate="onLoad" draw:mime-type="image/png"/></draw:frame></text:p>
      <text:p text:style-name="P1"/>
      <text:p text:style-name="P1"><draw:frame draw:style-name="fr2" draw:name="Изображение11" text:anchor-type="as-char" svg:width="17.59cm" svg:height="3.607cm" draw:z-index="10"><draw:image xlink:href="Pictures/100000010000032E000000A79D71B83C.png" xlink:type="simple" xlink:show="embed" xlink:actuate="onLoad" draw:mime-type="image/png"/></draw:frame></text:p>
      <text:p text:style-name="P1"/>
      <text:p text:style-name="P1"><draw:frame draw:style-name="fr2" draw:name="Изображение12" text:anchor-type="as-char" svg:width="17.59cm" svg:height="4.618cm" draw:z-index="11"><draw:image xlink:href="Pictures/100000010000032F000000D653636966.png" xlink:type="simple" xlink:show="embed" xlink:actuate="onLoad" draw:mime-type="image/png"/></draw:frame></text:p>
      <text:p text:style-name="P1"/>
      <text:p text:style-name="P1"><text:soft-page-break/><draw:frame draw:style-name="fr2" draw:name="Изображение13" text:anchor-type="as-char" svg:width="17.59cm" svg:height="10.562cm" draw:z-index="12"><draw:image xlink:href="Pictures/1000000100000330000001EADF5F3355.png" xlink:type="simple" xlink:show="embed" xlink:actuate="onLoad" draw:mime-type="image/png"/></draw:frame></text:p>
      <text:p text:style-name="P1"/>
      <text:p text:style-name="P1"><draw:frame draw:style-name="fr3" draw:name="Изображение15" text:anchor-type="as-char" svg:width="16.801cm" svg:height="2.408cm" draw:z-index="13"><draw:image xlink:href="Pictures/100000010000027B0000005B210E3678.png" xlink:type="simple" xlink:show="embed" xlink:actuate="onLoad" draw:mime-type="image/png"/></draw:frame></text:p>
      <text:p text:style-name="P1"/>
      <text:p text:style-name="P1"><draw:frame draw:style-name="fr2" draw:name="Изображение14" text:anchor-type="as-char" svg:width="17.59cm" svg:height="9.149cm" draw:z-index="14"><draw:image xlink:href="Pictures/100000010000032F000001A8E331280E.png" xlink:type="simple" xlink:show="embed" xlink:actuate="onLoad" draw:mime-type="image/png"/></draw:frame></text:p>
      <text:p text:style-name="P1"><text:soft-page-break/><draw:frame draw:style-name="fr2" draw:name="Изображение16" text:anchor-type="as-char" svg:width="17.59cm" svg:height="6.511cm" draw:z-index="15"><draw:image xlink:href="Pictures/100000010000032D0000012D32EE971C.png" xlink:type="simple" xlink:show="embed" xlink:actuate="onLoad" draw:mime-type="image/png"/></draw:frame></text:p>
      <text:p text:style-name="P1"/>
      <text:p text:style-name="P1"><draw:frame draw:style-name="fr1" draw:name="Изображение17" text:anchor-type="char" svg:width="17.59cm" svg:height="9.694cm" draw:z-index="16"><draw:image xlink:href="Pictures/100000010000032B000001BF2E7D4C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9:14:20.017704155</meta:creation-date>
    <dc:date>2025-02-11T21:31:39.951124510</dc:date>
    <meta:editing-duration>PT2H17M19S</meta:editing-duration>
    <meta:editing-cycles>3</meta:editing-cycles>
    <meta:generator>LibreOffice/7.6.7.2$Linux_X86_64 LibreOffice_project/60$Build-2</meta:generator>
    <meta:document-statistic meta:table-count="0" meta:image-count="17" meta:object-count="0" meta:page-count="7" meta:paragraph-count="17" meta:word-count="3" meta:character-count="16" meta:non-whitespace-character-count="14"/>
  </office:meta>
</office:document-meta>
</file>